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marker-start="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2.599cm" svg:y="9.1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6.927cm" svg:y="3.9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4.527cm" svg:y="15.7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3.679cm" svg:y="15.7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6.028cm" svg:y="12.6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72cm" svg:height="1.27cm" svg:x="5.999cm" svg:y="10.147cm">
          <draw:glue-point draw:id="4" svg:x="2.356cm" svg:y="5cm"/>
          <draw:glue-point draw:id="5" svg:x="-2.549cm" svg:y="5cm"/>
          <draw:glue-point draw:id="6" svg:x="-5cm" svg:y="3.283cm"/>
          <draw:glue-point draw:id="7" svg:x="-4.997cm" svg:y="-2.22cm"/>
          <draw:glue-point draw:id="8" svg:x="3.532cm" svg:y="5.015cm"/>
          <draw:glue-point draw:id="9" svg:x="-3.685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572cm" svg:height="1.27cm" svg:x="5.999cm" svg:y="6.7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6.027cm" svg:y="8.3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3" draw:text-style-name="P3" draw:layer="layout" svg:width="8.978cm" svg:height="6.6cm" svg:x="12.17cm" svg:y="6.5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97cm" svg:height="6.545cm" svg:x="12.169cm" svg:y="6.5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1.93cm" svg:height="6.551cm" svg:x="19.217cm" svg:y="6.5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2.8cm" svg:height="1cm" svg:x="16.299cm" svg:y="6.5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1.727cm" svg:y="4.0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771cm" svg:height="1.27cm" svg:x="1.401cm" svg:y="8.3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4.5cm" svg:y="17.8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2.169cm" svg:y1="10.775cm" svg:x2="10.571cm" svg:y2="10.782cm" draw:start-shape="id1" draw:start-glue-point="9" draw:end-shape="id2" draw:end-glue-point="1" svg:d="m12169 10775h-501l-595 7h-502">
          <text:p/>
        </draw:connector>
        <draw:connector draw:style-name="gr6" draw:text-style-name="P1" draw:layer="layout" draw:type="lines" svg:x1="12.169cm" svg:y1="9.004cm" svg:x2="10.599cm" svg:y2="9.012cm" draw:start-shape="id1" draw:start-glue-point="10" draw:end-shape="id3" draw:end-glue-point="1" svg:d="m12169 9004h-501l-567 8h-502">
          <text:p/>
        </draw:connector>
        <draw:connector draw:style-name="gr7" draw:text-style-name="P1" draw:layer="layout" draw:type="lines" svg:x1="12.169cm" svg:y1="7.329cm" svg:x2="10.571cm" svg:y2="7.336cm" draw:start-shape="id1" draw:start-glue-point="5" draw:end-shape="id4" draw:end-glue-point="1" svg:d="m12169 7329h-501l-595 7h-502">
          <text:p/>
        </draw:connector>
        <draw:connector draw:style-name="gr7" draw:text-style-name="P1" draw:layer="layout" draw:type="lines" draw:line-skew="-0.568cm" svg:x1="12.169cm" svg:y1="12.646cm" svg:x2="10.6cm" svg:y2="13.265cm" draw:start-shape="id1" draw:start-glue-point="14" draw:end-shape="id5" draw:end-glue-point="1" svg:d="m12169 12646h-1069l2 619h-502">
          <text:p/>
        </draw:connector>
        <draw:connector draw:style-name="gr8" draw:text-style-name="P1" draw:layer="layout" svg:x1="6.027cm" svg:y1="9.012cm" svg:x2="5.172cm" svg:y2="8.964cm" draw:start-shape="id3" draw:start-glue-point="3" draw:end-shape="id6" draw:end-glue-point="1" svg:d="m6027 9012h-427v-48h-428">
          <text:p/>
        </draw:connector>
        <draw:connector draw:style-name="gr9" draw:text-style-name="P1" draw:layer="layout" draw:type="lines" draw:line-skew="-4.298cm -4.298cm" svg:x1="5.999cm" svg:y1="7.336cm" svg:x2="6.001cm" svg:y2="10.501cm" draw:start-shape="id4" draw:start-glue-point="3" draw:end-shape="id2" draw:end-glue-point="7" svg:d="m5999 7336h-4799v3165h4801">
          <text:p/>
        </draw:connector>
        <draw:connector draw:style-name="gr10" draw:text-style-name="P1" draw:layer="layout" svg:x1="9.362cm" svg:y1="11.417cm" svg:x2="7.12cm" svg:y2="11.417cm" draw:start-shape="id2" draw:start-glue-point="4" draw:end-shape="id2" draw:end-glue-point="5" svg:d="m9362 11417v502h-2242v-502">
          <text:p/>
        </draw:connector>
        <draw:connector draw:style-name="gr11" draw:text-style-name="P1" draw:layer="layout" svg:x1="14.527cm" svg:y1="16.364cm" svg:x2="8.314cm" svg:y2="13.9cm" draw:start-shape="id7" draw:start-glue-point="3" draw:end-shape="id5" draw:end-glue-point="2" svg:d="m14527 16364h-6213v-2464">
          <text:p/>
        </draw:connector>
        <draw:connector draw:style-name="gr11" draw:text-style-name="P1" draw:layer="layout" draw:line-skew="1.949cm" svg:x1="16.813cm" svg:y1="15.729cm" svg:x2="24.885cm" svg:y2="10.469cm" draw:start-shape="id7" draw:start-glue-point="0" draw:end-shape="id8" draw:end-glue-point="2" svg:d="m16813 15729v-680h8072v-4580">
          <text:p/>
        </draw:connector>
        <draw:connector draw:style-name="gr11" draw:text-style-name="P1" draw:layer="layout" svg:x1="25.965cm" svg:y1="16.999cm" svg:x2="6.801cm" svg:y2="13.9cm" draw:start-shape="id9" draw:start-glue-point="2" draw:end-shape="id5" draw:end-glue-point="4" svg:d="m25965 16999v502h-19164v-3601">
          <text:p/>
        </draw:connector>
        <draw:connector draw:style-name="gr11" draw:text-style-name="P1" draw:layer="layout" svg:x1="16.8cm" svg:y1="17.829cm" svg:x2="16.813cm" svg:y2="16.999cm" draw:start-shape="id10" draw:start-glue-point="0" draw:end-shape="id7" draw:end-glue-point="2" svg:d="m16800 17829v-414h13v-416">
          <text:p/>
        </draw:connector>
        <draw:connector draw:style-name="gr11" draw:text-style-name="P1" draw:layer="layout" svg:x1="23.679cm" svg:y1="16.364cm" svg:x2="19.099cm" svg:y2="16.364cm" draw:start-shape="id9" draw:start-glue-point="3" draw:end-shape="id7" draw:end-glue-point="1" svg:d="m23679 16364h-4580">
          <text:p/>
        </draw:connector>
        <draw:connector draw:style-name="gr11" draw:text-style-name="P1" draw:layer="layout" draw:line-skew="0cm 0.347cm" svg:x1="14.013cm" svg:y1="4.029cm" svg:x2="28.251cm" svg:y2="16.364cm" draw:start-shape="id11" draw:start-glue-point="0" draw:end-shape="id9" draw:end-glue-point="1" svg:d="m14013 4029v-501h15087v12836h-849">
          <text:p/>
        </draw:connector>
        <draw:connector draw:style-name="gr6" draw:text-style-name="P1" draw:layer="layout" svg:x1="19.213cm" svg:y1="5.269cm" svg:x2="17.698cm" svg:y2="6.54cm" draw:start-shape="id12" draw:start-glue-point="2" draw:end-shape="id1" draw:end-glue-point="16" svg:d="m19213 5269v636h-1515v635">
          <text:p/>
        </draw:connector>
        <draw:connector draw:style-name="gr6" draw:text-style-name="P1" draw:layer="layout" svg:x1="15.2cm" svg:y1="6.54cm" svg:x2="14.013cm" svg:y2="5.299cm" draw:start-shape="id1" draw:start-glue-point="15" draw:end-shape="id11" svg:d="m15200 6540v-620h-1187v-621">
          <text:p/>
        </draw:connector>
        <draw:connector draw:style-name="gr12" draw:text-style-name="P1" draw:layer="layout" svg:x1="11.727cm" svg:y1="4.664cm" svg:x2="8.285cm" svg:y2="6.701cm" draw:start-shape="id11" draw:start-glue-point="3" draw:end-shape="id4" draw:end-glue-point="0" svg:d="m11727 4664h-3442v2037">
          <text:p/>
        </draw:connector>
        <draw:connector draw:style-name="gr10" draw:text-style-name="P1" draw:layer="layout" draw:line-skew="-3.3cm" svg:x1="24.885cm" svg:y1="9.199cm" svg:x2="7.2cm" svg:y2="6.701cm" draw:start-shape="id8" draw:start-glue-point="0" draw:end-shape="id4" draw:end-glue-point="4" svg:d="m24885 9199v-6299h-17685v3801">
          <text:p/>
        </draw:connector>
        <draw:connector draw:style-name="gr6" draw:text-style-name="P1" draw:layer="layout" draw:type="lines" svg:x1="22.599cm" svg:y1="9.834cm" svg:x2="21.148cm" svg:y2="9.84cm" draw:start-shape="id8" draw:start-glue-point="3" draw:end-shape="id1" draw:end-glue-point="1" svg:d="m22599 9834h-501l-449 6h-501">
          <text:p/>
        </draw:connector>
        <draw:connector draw:style-name="gr11" draw:text-style-name="P1" draw:layer="layout" svg:x1="25.965cm" svg:y1="15.729cm" svg:x2="25.97cm" svg:y2="10.469cm" draw:start-shape="id9" draw:start-glue-point="0" draw:end-shape="id8" draw:end-glue-point="4" svg:d="m25965 15729v-2629h5v-2631">
          <text:p/>
        </draw:connector>
        <draw:connector draw:style-name="gr6" draw:text-style-name="P1" draw:layer="layout" draw:line-skew="2.781cm -0.398cm" svg:x1="23.4cm" svg:y1="10.469cm" svg:x2="5.999cm" svg:y2="11.198cm" draw:start-shape="id8" draw:start-glue-point="5" draw:end-shape="id2" draw:end-glue-point="6" svg:d="m23400 10469v4231h-18300v-3502h899">
          <text:p/>
        </draw:connector>
        <draw:custom-shape draw:style-name="gr13" draw:text-style-name="P5" draw:layer="layout" svg:width="3.1cm" svg:height="2.09cm" svg:x="24.999cm" svg:y="19.699cm">
          <text:p text:style-name="P4"><text:span text:style-name="T3">BUS</text:span></text:p>
          <text:p text:style-name="P4"><text:span text:style-name="T4">HTTP</text:span></text:p>
          <text:p text:style-name="P4"><text:span text:style-name="T5">OTH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draw:line-skew="-0.798cm" svg:x1="5.999cm" svg:y1="10.782cm" svg:x2="14.5cm" svg:y2="18.464cm" draw:start-shape="id2" draw:start-glue-point="3" draw:end-shape="id10" draw:end-glue-point="3" svg:d="m5999 10782h-1299v7682h9800">
          <text:p/>
        </draw:connector>
        <draw:connector draw:style-name="gr11" draw:text-style-name="P1" draw:layer="layout" draw:line-skew="0.381cm" svg:x1="9.899cm" svg:y1="11.417cm" svg:x2="6.601cm" svg:y2="11.417cm" draw:start-shape="id2" draw:start-glue-point="8" draw:end-shape="id2" draw:end-glue-point="9" svg:d="m9899 11417v883h-3298v-8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ichard </meta:initial-creator>
    <meta:creation-date>2014-04-14T10:40:13</meta:creation-date>
    <dc:date>2015-03-12T10:10:06</dc:date>
    <meta:editing-duration>PT16H11M39S</meta:editing-duration>
    <meta:editing-cycles>12</meta:editing-cycles>
    <meta:generator>LibreOffice/3.5$Linux_X86_64 LibreOffice_project/350m1$Build-2</meta:generator>
    <dc:creator>seb </dc:creator>
    <meta:document-statistic meta:object-count="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